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0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transparent" style:vertical-align="middle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Default"/>
        <table:table-column table:style-name="co4" table:number-columns-repeated="1011" table:default-cell-style-name="ce7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47">
            <text:p>47</text:p>
          </table:table-cell>
          <table:table-cell table:style-name="ce5" office:value-type="string">
            <text:p>M4 T-nut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49">
            <text:p>49</text:p>
          </table:table-cell>
          <table:table-cell table:style-name="ce5" office:value-type="string">
            <text:p>M4x8 TB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15">
            <text:p>15</text:p>
          </table:table-cell>
          <table:table-cell table:style-name="ce5" office:value-type="string">
            <text:p>M3x8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table:style-name="ce5" office:value-type="string">
            <text:p>M3x12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1">
            <text:p>1</text:p>
          </table:table-cell>
          <table:table-cell office:value-type="string">
            <text:p>belt clamp (pièce imprimée)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4">
            <text:p>4</text:p>
          </table:table-cell>
          <table:table-cell table:style-name="ce5" office:value-type="string">
            <text:p>M3x16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table:style-name="ce5" office:value-type="string">
            <text:p>M3x20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19">
            <text:p>19</text:p>
          </table:table-cell>
          <table:table-cell table:style-name="ce5" office:value-type="string">
            <text:p>M3 nut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11">
            <text:p>11</text:p>
          </table:table-cell>
          <table:table-cell table:style-name="ce5" office:value-type="string">
            <text:p>M3 washe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table:style-name="ce5" office:value-type="string">
            <text:p>poulies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table:style-name="ce7" office:value-type="string">
            <text:p>Douille 6mm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4">
            <text:p>4</text:p>
          </table:table-cell>
          <table:table-cell table:style-name="ce7" office:value-type="string">
            <text:p>Roulement à bille 603ZZ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icro-interrupteu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gaine thermo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tube vinyl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4">
            <text:p>4</text:p>
          </table:table-cell>
          <table:table-cell table:style-name="ce5" office:value-type="string">
            <text:p>M5 écrou nylo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table:style-name="ce5" office:value-type="string">
            <text:p>M3 écrou auto-bloquant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Ressorts pour plateau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table:style-name="ce5" office:value-type="string">
            <text:p>M3x30 Tête fraisée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1">
            <text:p>1</text:p>
          </table:table-cell>
          <table:table-cell office:value-type="string">
            <text:p>Insert d'entrainement du filament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table:style-name="ce5" office:value-type="string">
            <text:p>M3x35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1">
            <text:p>1</text:p>
          </table:table-cell>
          <table:table-cell table:style-name="ce5" office:value-type="string">
            <text:p>M5 nut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table:style-name="ce5" office:value-type="string">
            <text:p>raccord pneumatique MA12-03-M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3" office:value-type="float" office:value="2">
            <text:p>2</text:p>
          </table:table-cell>
          <table:table-cell office:value-type="string">
            <text:p>Ressort extrudeu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table:style-name="ce5" office:value-type="string">
            <text:p>Clés Alle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number-columns-repeated="1013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number-columns-repeated="1012"/>
        </table:table-row>
        <table:table-row table:style-name="ro1" table:number-rows-repeated="7">
          <table:table-cell table:number-columns-repeated="1015"/>
        </table:table-row>
        <table:table-row table:style-name="ro1" table:number-rows-repeated="10">
          <table:table-cell table:style-name="Default" table:number-columns-repeated="3"/>
          <table:table-cell table:number-columns-repeated="1012"/>
        </table:table-row>
        <table:table-row table:style-name="ro1" table:number-rows-repeated="65381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target-range-address="'General BOM'.A2:'General BOM'.C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-pages="1" style:table-centering="both" style:writing-mode="lr-tb" style:print="charts drawings grid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0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1H37M44S</meta:editing-duration>
    <meta:editing-cycles>474</meta:editing-cycles>
    <meta:generator>OpenOffice.org/3.4.1$Win32 OpenOffice.org_project/341m1$Build-9593</meta:generator>
    <dc:date>2014-01-24T20:03:48.88</dc:date>
    <dc:creator>Emmanuel Gilloz</dc:creator>
    <meta:printed-by>Emmanuel Gilloz</meta:printed-by>
    <meta:print-date>2013-09-09T19:18:44.97</meta:print-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